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ne</text:h>
                    <text:list>
                        <text:list-item>
                            <text:h text:style-name="Heading_20_2" text:outline-level="2">Description</text:h>
                        </text:list-item>
                    </text:list>
                </text:list-item>
            </text:list>

            <text:p text:style-name="Standard">The Line object is capable of drawing straight lines between a set of points.</text:p><text:p text:style-name="Standard">More info (<text:a xlink:type="simple" xlink:href="https://docs.lvgl.io/master/widgets/line.html" text:style-name="Internet_20_link" text:visited-style-name="Visited_20_Internet_20_Link">link</text:a>)</text:p>

            
                <text:list xml:id="list_Line2" text:continue-numbering="true" text:continue-list="list_Lin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3" text:continue-numbering="true" text:style-name="Outline">
                                                <text:list-item>
                                                    <text:list>
                                                        <text:list-item>
                                                            <text:list>
                                                                <text:list-item>
                                                                    <text:h text:style-name="Heading_20_3" text:outline-level="3">
                                                                        Points
                                                                        <text:s text:c="4"/>
                                                                        <text:span text:style-name="T2">String</text:span>
                                                                    </text:h>
                                                                </text:list-item>
                                                            </text:list>
                                                        </text:list-item>
                                                    </text:list>
                                                </text:list-item>
                                            </text:list>
                                            <text:p text:style-name="Standard">List of points given as: <text:span text:style-name="backtick">x1,y1 x2, y2 x3, y3 ...</text:span>, for example: <text:span text:style-name="backtick">0,0 50,50 100,0 150,50 200,0</text:span></text:p>,
                                            <text:list xml:id="list_Line4" text:continue-numbering="true" text:continue-list="list_Line3" text:style-name="Outline">
                                                <text:list-item>
                                                    <text:list>
                                                        <text:list-item>
                                                            <text:list>
                                                                <text:list-item>
                                                                    <text:h text:style-name="Heading_20_3" text:outline-level="3">
                                                                        Invert Y
                                                                        <text:s text:c="4"/>
                                                                        <text:span text:style-name="T2">Boolean</text:span>
                                                                    </text:h>
                                                                </text:list-item>
                                                            </text:list>
                                                        </text:list-item>
                                                    </text:list>
                                                </text:list-item>
                                            </text:list>
                                            <text:p text:style-name="Standard">By default, the y == 0 point is in the top of the object. It might be counter-intuitive in some cases so the y coordinates can be inverted with this property. In this case, y == 0 will be the bottom of the object. y invert is disabled by defaul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ne5" text:continue-numbering="true" text:continue-list="list_Line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ne6" text:continue-numbering="true" text:continue-list="list_Line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ne7" text:continue-numbering="true" text:continue-list="list_Line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ne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9" text:continue-numbering="true" text:continue-list="list_Line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10" text:continue-numbering="true" text:continue-list="list_Line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ne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ne12" text:continue-numbering="true" text:continue-list="list_Line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13" text:continue-numbering="true" text:continue-list="list_Line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ne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ne15" text:continue-numbering="true" text:continue-list="list_Line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16" text:continue-numbering="true" text:continue-list="list_Line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ne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ne18" text:continue-numbering="true" text:continue-list="list_Line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19" text:continue-numbering="true" text:continue-list="list_Line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ne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ine21" text:continue-numbering="true" text:continue-list="list_Line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ne22" text:continue-numbering="true" text:continue-list="list_Line2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ne23" text:continue-numbering="true" text:continue-list="list_Line2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24" text:continue-numbering="true" text:continue-list="list_Line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25" text:continue-numbering="true" text:continue-list="list_Lin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ne26" text:continue-numbering="true" text:continue-list="list_Lin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ne27" text:continue-numbering="true" text:continue-list="list_Lin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ne28" text:continue-numbering="true" text:continue-list="list_Lin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ne29" text:continue-numbering="true" text:continue-list="list_Lin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ne30" text:continue-numbering="true" text:continue-list="list_Lin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ne31" text:continue-numbering="true" text:continue-list="list_Lin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ne32" text:continue-numbering="true" text:continue-list="list_Lin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ne33" text:continue-numbering="true" text:continue-list="list_Lin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ne34" text:continue-numbering="true" text:continue-list="list_Lin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ne35" text:continue-numbering="true" text:continue-list="list_Lin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ne36" text:continue-numbering="true" text:continue-list="list_Lin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ne37" text:continue-numbering="true" text:continue-list="list_Lin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ne38" text:continue-numbering="true" text:continue-list="list_Lin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ne39" text:continue-numbering="true" text:continue-list="list_Lin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ne40" text:continue-numbering="true" text:continue-list="list_Lin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ne41" text:continue-numbering="true" text:continue-list="list_Lin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ne42" text:continue-numbering="true" text:continue-list="list_Lin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ne43" text:continue-numbering="true" text:continue-list="list_Lin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ne44" text:continue-numbering="true" text:continue-list="list_Lin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ne45" text:continue-numbering="true" text:continue-list="list_Lin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ne46" text:continue-numbering="true" text:continue-list="list_Lin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ne47" text:continue-numbering="true" text:continue-list="list_Lin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ne48" text:continue-numbering="true" text:continue-list="list_Line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ne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ne50" text:continue-numbering="true" text:continue-list="list_Line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ne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ne52" text:continue-numbering="true" text:continue-list="list_Line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ne54" text:continue-numbering="true" text:continue-list="list_Line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ne56" text:continue-numbering="true" text:continue-list="list_Line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ne57" text:continue-numbering="true" text:continue-list="list_Line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ne58" text:continue-numbering="true" text:continue-list="list_Line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ne59" text:continue-numbering="true" text:continue-list="list_Line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ne60" text:continue-numbering="true" text:continue-list="list_Line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ne61" text:continue-numbering="true" text:continue-list="list_Line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ne62" text:continue-numbering="true" text:continue-list="list_Line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63" text:continue-numbering="true" text:continue-list="list_Line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65" text:continue-numbering="true" text:continue-list="list_Line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66" text:continue-numbering="true" text:continue-list="list_Line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67" text:continue-numbering="true" text:continue-list="list_Line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